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their biological interpretation and statistical manipulation are contingent upon the methods and variables used to estimate them. We review how probabilistic interactions are defined at different spatial scales, from local interactions to regional networks (metawebs), with a strong emphasis on food webs. These definitions are based on the distinction between the observ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9-25T20:02:16Z</meta:creation-date>
    <dc:date>2023-09-25T20:02:16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